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T60" style:parent-style-name="Προεπιλεγμένηγραμματοσειρά" style:family="text">
      <style:text-properties style:font-name="Times New Roman"/>
    </style:style>
    <style:style style:name="T61" style:parent-style-name="Υπερ-σύνδεση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T64" style:parent-style-name="Προεπιλεγμένηγραμματοσειρά" style:family="text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6" style:parent-style-name="Προεπιλεγμένηγραμματοσειρά" style:family="text">
      <style:text-properties fo:font-style="italic" style:font-style-asian="italic" style:font-style-complex="italic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T71" style:parent-style-name="Προεπιλεγμένηγραμματοσειρά" style:family="text">
      <style:text-properties fo:font-style="italic" style:font-style-asian="italic" style:font-style-complex="italic"/>
    </style:style>
    <style:style style:name="T72" style:parent-style-name="Προεπιλεγμένηγραμματοσειρά" style:family="text">
      <style:text-properties style:font-name="Times New Roman"/>
    </style:style>
    <style:style style:name="T73" style:parent-style-name="Προεπιλεγμένηγραμματοσειρά" style:family="text">
      <style:text-properties style:font-name="Times New Roman"/>
    </style:style>
    <style:style style:name="T74" style:parent-style-name="Υπερ-σύνδεση" style:family="text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T76" style:parent-style-name="Προεπιλεγμένηγραμματοσειρά" style:family="text">
      <style:text-properties style:font-name="Times New Roman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78" style:parent-style-name="Προεπιλεγμένηγραμματοσειρά" style:family="text">
      <style:text-properties style:font-name="Times New Roman"/>
    </style:style>
    <style:style style:name="T79" style:parent-style-name="Προεπιλεγμένηγραμματοσειρά" style:family="text">
      <style:text-properties fo:color="#000000" fo:background-color="#FFFFFF"/>
    </style:style>
    <style:style style:name="T80" style:parent-style-name="Προεπιλεγμένηγραμματοσειρά" style:family="text">
      <style:text-properties fo:font-style="italic" style:font-style-asian="italic" style:font-style-complex="italic"/>
    </style:style>
    <style:style style:name="T81" style:parent-style-name="Προεπιλεγμένηγραμματοσειρά" style:family="text">
      <style:text-properties fo:color="#FFFFFF" fo:background-color="#555555"/>
    </style:style>
    <style:style style:name="T82" style:parent-style-name="Προεπιλεγμένηγραμματοσειρά" style:family="text">
      <style:text-properties fo:font-style="italic" style:font-style-asian="italic" style:font-style-complex="italic"/>
    </style:style>
    <style:style style:name="T83" style:parent-style-name="Προεπιλεγμένηγραμματοσειρά" style:family="text">
      <style:text-properties fo:color="#FFFFFF" fo:background-color="#555555"/>
    </style:style>
    <style:style style:name="T84" style:parent-style-name="Προεπιλεγμένηγραμματοσειρά" style:family="text">
      <style:text-properties fo:font-style="italic" style:font-style-asian="italic" style:font-style-complex="italic"/>
    </style:style>
    <style:style style:name="P85" style:parent-style-name="Standard" style:family="paragraph">
      <style:text-properties fo:language="el" fo:country="GR"/>
    </style:style>
    <style:style style:name="T86" style:parent-style-name="Προεπιλεγμένηγραμματοσειρά" style:family="text">
      <style:text-properties fo:color="#FFFFFF" fo:background-color="#555555"/>
    </style:style>
    <style:style style:name="T87" style:parent-style-name="Προεπιλεγμένηγραμματοσειρά" style:family="text">
      <style:text-properties fo:font-style="italic" style:font-style-asian="italic" style:font-style-complex="italic"/>
    </style:style>
    <style:style style:name="P88" style:parent-style-name="Standard" style:family="paragraph">
      <style:text-properties fo:language="el" fo:country="GR"/>
    </style:style>
    <style:style style:name="T89" style:parent-style-name="Προεπιλεγμένηγραμματοσειρά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 World Scientific.</text:span></text:p>
      <text:p text:style-name="P58"/>
      <text:p text:style-name="P59">[15] AmaliaTodirascu, Rodrigo Wilkens, Eva Rolin, Thomas Franc¸ois, Delphine Bernhard, and Nuria Gala. 2022.</text:p>
      <text:soft-page-break/>
      <text:p text:style-name="Standard"><text:span text:style-name="T60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1">https://www.semanticscholar.org/paper/A-Review-of-Research-Based-Automatic-Text-Tools-Espinosa-Zaragoza-Salas/5a06ebdb791ec164441e635d1b209ff196da1e60y.org/2023.ranlp-1.36.pdf <text:s/>page 2</text:span></text:a><text:span text:style-name="T62">( section 3.1).</text:span></text:p>
      <text:p text:style-name="P63"/>
      <text:p text:style-name="Standard"><text:span text:style-name="T64">[17]</text:span><text:span text:style-name="T65"><text:s/></text:span>Lewis, M.<text:s/><text:span text:style-name="T66">et al.</text:span><text:s/>(2019)<text:s/><text:span text:style-name="T67">Bart: Denoising sequence-to-sequence pre-training for natural language generation, translation, and comprehension</text:span>,<text:s/><text:span text:style-name="T68">arXiv.org</text:span>. Available at: https://arxiv.org/abs/1910.13461 (Accessed: 17 October 2024).<text:s/></text:p>
      <text:p text:style-name="Standard"/>
      <text:p text:style-name="Standard">[18] 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69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 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 “BART: Denoising Sequence-to-Sequence Pre-training for Natural Language Generation, Translation, and Comprehension” 29 Oct. 2019, arxiv.org/abs/1910.13461. Accessed 17 Oct. 2024.</text:p>
      <text:p text:style-name="Standard"/>
      <text:p text:style-name="Standard">[21] “Just a moment...” machinelearningmastery.com/the-transformer-model/. Accessed 18 Oct. 2024.</text:p>
      <text:p text:style-name="Standard"/>
      <text:p text:style-name="Standard">[22] “The Annotated Transformer” nlp.seas.harvard.edu/annotated-transformer/. Accessed 18 Oct. 2024.</text:p>
      <text:p text:style-name="Standard"/>
      <text:p text:style-name="Standard">[23] “Attention Is All You Need” 6 Dec. 2017, arxiv.org/abs/1706.03762. Accessed 18 Oct. 2024.</text:p>
      <text:p text:style-name="Standard"/>
      <text:p text:style-name="Standard">[24] Press, Authors:Ofir. “Using the Output Embedding to Improve Language Models” 21 Feb. 2017, arxiv.org/abs/1608.05859. Accessed 18 Oct. 2024.</text:p>
      <text:p text:style-name="Standard"/>
      <text:p text:style-name="Standard">[25] “Exploring the Limits of Transfer Learning with a Unified Text-to-Text Transformer” 19 Sept. 2023, arxiv.org/abs/1910.10683. Accessed 21 Oct. 2024.</text:p>
      <text:p text:style-name="Standard"/>
      <text:p text:style-name="Standard">[26] “T5” huggingface.co/docs/transformers/model_doc/t5. Accessed 21 Oct. 2024.</text:p>
      <text:p text:style-name="Standard"/>
      <text:p text:style-name="Standard">[27] www.phdata.io/blog/what-is-the-cost-to-deploy-and-maintain-a-machine-learning-model/. Accessed 21 Oct. 2024.<text:tab/></text:p>
      <text:p text:style-name="Standard"/>
      <text:p text:style-name="Standard">[28] “Common Crawl” <text:span text:style-name="T70">Overview</text:span>, commoncrawl.org/overview. Accessed 21 Oct. 2024.</text:p>
      <text:p text:style-name="Standard"/>
      <text:p text:style-name="Standard">[29] “GitHub - LDNOOBW/List-of-Dirty-Naughty-Obscene-and-Otherwise-Bad-Words: List of Dirty, Naughty, Obscene, and Otherwise Bad Words” <text:span text:style-name="T71">LDNOOBW/List-of-Dirty-Naughty-Obscene-and-Otherwis</text:span>, github.com/LDNOOBW/List-of-Dirty-Naughty-Obscene-and-Otherwise-Bad-Words. Accessed 21 Oct. 2024.</text:p>
      <text:p text:style-name="Standard"/>
      <text:p text:style-name="Standard">[30] “Langdetect” 16 Mar. 2015, pypi.org/project/langdetect/. Accessed 21 Oct. 2024.</text:p>
      <text:p text:style-name="Standard"><text:span text:style-name="T72"><text:s/></text:span></text:p>
      <text:soft-page-break/>
      <text:p text:style-name="Standard"><text:span text:style-name="T73">[31]<text:s/></text:span><text:a xlink:href="https://gptforwork.com/tools/tokenizer" office:target-frame-name="_top" xlink:show="replace"><text:span text:style-name="T74">https://gptforwork.com/tools/tokenizer</text:span></text:a></text:p>
      <text:p text:style-name="P75"/>
      <text:p text:style-name="Standard"><text:span text:style-name="T76">[32] “ROUGE (metric)” </text:span><text:span text:style-name="T77">Wikipedia</text:span><text:span text:style-name="T78">, 24 Dec. 2008, en.wikipedia.org/wiki/ROUGE_(metric). Accessed 23 Oct. 2024.</text:span></text:p>
      <text:p text:style-name="Standard"/>
      <text:p text:style-name="Standard">[33]<text:span text:style-name="T79"><text:s/></text:span>“Just a moment...” klu.ai/glossary/rouge-score. Accessed 23 Oct. 2024.</text:p>
      <text:p text:style-name="Standard"/>
      <text:p text:style-name="Standard">[34] “Bogdancazan/Wikilarge-Text-Simplification At Main” 6 June 2023, huggingface.co/datasets/bogdancazan/wikilarge-text-simplification/tree/main. Accessed 23 Oct. 2024.</text:p>
      <text:p text:style-name="Standard"/>
      <text:p text:style-name="Standard">[35] “Speech Recognition Module Python” <text:span text:style-name="T80">GeeksforGeeks</text:span>, 19 Mar. 2024, www.geeksforgeeks.org/python-speech-recognition-module/. Accessed 29 Oct. 2024.</text:p>
      <text:p text:style-name="Standard"/>
      <text:p text:style-name="Standard">[36] “Speech Recognition in Python [Learn Easily &amp; Fast]” 27 July 2021,<text:s/><text:a xlink:href="http://www.simplilearn.com/tutorials/python-tutorial/speech-recognition-in-python.%20Accessed%2030%20Oct.%202024" office:target-frame-name="_top" xlink:show="replace"><text:span text:style-name="Υπερ-σύνδεση">www.simplilearn.com/tutorials/python-tutorial/speech-recognition-in-python. Accessed 30 Oct. 2024</text:span></text:a>.</text:p>
      <text:p text:style-name="Standard"/>
      <text:p text:style-name="Standard">[37]<text:span text:style-name="T81"><text:s/></text:span>Malik, Usman. “Introduction to Speech Recognition with Python” 3 Jan. 2020, stackabuse.com/introduction-to-speech-recognition-with-python/. Accessed 21 Nov. 2024.</text:p>
      <text:p text:style-name="Standard"/>
      <text:p text:style-name="Standard">[38]<text:s/>“Python (programming language)” <text:span text:style-name="T82">Wikipedia</text:span>, 29 Oct. 2001, en.wikipedia.org/w/index.php?title=Python_(programming_language)&amp;oldformat=true. Accessed 21 Nov. 2024.</text:p>
      <text:p text:style-name="Standard"/>
      <text:p text:style-name="Standard">[39]<text:span text:style-name="T83"><text:s/></text:span>“What Is Python Used For? A Beginner’s Guide” <text:span text:style-name="T84">Coursera</text:span>, 17 May 2023,<text:s/><text:a xlink:href="http://www.coursera.org/articles/what-is-python-used-for-a-beginners-guide-to-using-python.%20Accessed%2021%20Nov.%202024" office:target-frame-name="_top" xlink:show="replace"><text:span text:style-name="Υπερ-σύνδεση">www.coursera.org/articles/what-is-python-used-for-a-beginners-guide-to-using-python. Accessed 21 Nov. 2024</text:span></text:a>.</text:p>
      <text:p text:style-name="P85"/>
      <text:p text:style-name="Standard">[40]<text:span text:style-name="T86"><text:s/></text:span>“Top 90+ Python Libraries” <text:span text:style-name="T87">Flexiple</text:span>, flexiple.com/python/python-libraries. Accessed 21 Nov. 2024.</text:p>
      <text:p text:style-name="P88"/>
      <text:p text:style-name="Standard">[41] “Papers with Code - CNN/Daily Mail Dataset” <text:span text:style-name="T89">Papers With Code</text:span>, paperswithcode.com/dataset/cnn-daily-mail-1. Accessed 21 Nov. 202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1-21T21:55:00Z</dc:date>
    <meta:template xlink:href="Normal.dotm" xlink:type="simple"/>
    <meta:editing-cycles>57</meta:editing-cycles>
    <meta:editing-duration>PT12720S</meta:editing-duration>
    <meta:document-statistic meta:page-count="3" meta:paragraph-count="15" meta:word-count="1156" meta:character-count="7731" meta:row-count="54" meta:non-whitespace-character-count="6590"/>
  </office:meta>
</office:document-meta>
</file>